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47.12mm" svg:height="142.9mm" svg:x="156.86mm" svg:y="6.11mm">
            <loext:p draw:notify-on-update-of-ranges="Sheet1.C2:Sheet1.C33 Sheet1.D2:Sheet1.D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0.72mm" svg:height="153.26mm" svg:x="181.93mm" svg:y="160.97mm">
            <loext:p draw:notify-on-update-of-ranges="Sheet1.C2:Sheet1.C33 Sheet1.E2:Sheet1.E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94070" calcext:value-type="float">
            <text:p>3294070</text:p>
          </table:table-cell>
          <table:table-cell table:style-name="ce1" office:value-type="float" office:value="40.2092178552283" calcext:value-type="float">
            <text:p>40,21</text:p>
          </table:table-cell>
          <table:table-cell table:style-name="ce2" table:formula="of:=(1000000*[.D2])/[.C2]" office:value-type="float" office:value="12.2065462650242" calcext:value-type="float">
            <text:p>12,21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533900" calcext:value-type="float">
            <text:p>2533900</text:p>
          </table:table-cell>
          <table:table-cell table:style-name="ce1" office:value-type="float" office:value="23.3173978360814" calcext:value-type="float">
            <text:p>23,32</text:p>
          </table:table-cell>
          <table:table-cell table:style-name="ce2" table:formula="of:=(1000000*[.D3])/[.C3]" office:value-type="float" office:value="9.20217760609393" calcext:value-type="float">
            <text:p>9,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748391" calcext:value-type="float">
            <text:p>1748391</text:p>
          </table:table-cell>
          <table:table-cell table:style-name="ce1" office:value-type="float" office:value="19.6190020152687" calcext:value-type="float">
            <text:p>19,62</text:p>
          </table:table-cell>
          <table:table-cell table:style-name="ce2" table:formula="of:=(1000000*[.D4])/[.C4]" office:value-type="float" office:value="11.2211753636736" calcext:value-type="float">
            <text:p>11,2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10591702" calcext:value-type="float">
            <text:p>10591702</text:p>
          </table:table-cell>
          <table:table-cell table:style-name="ce1" office:value-type="float" office:value="15.6046165596617" calcext:value-type="float">
            <text:p>15,6</text:p>
          </table:table-cell>
          <table:table-cell table:formula="of:=(1000000*[.D5])/[.C5]" office:value-type="float" office:value="1.47328697122159" calcext:value-type="float">
            <text:p>1,47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5339000" calcext:value-type="float">
            <text:p>25339000</text:p>
          </table:table-cell>
          <table:table-cell table:style-name="ce1" office:value-type="float" office:value="12.3006316291396" calcext:value-type="float">
            <text:p>12,3</text:p>
          </table:table-cell>
          <table:table-cell table:formula="of:=(1000000*[.D6])/[.C6]" office:value-type="float" office:value="0.485442662659916" calcext:value-type="float">
            <text:p>0,49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748391" calcext:value-type="float">
            <text:p>1748391</text:p>
          </table:table-cell>
          <table:table-cell table:style-name="ce1" office:value-type="float" office:value="9.96786052330836" calcext:value-type="float">
            <text:p>9,97</text:p>
          </table:table-cell>
          <table:table-cell table:style-name="ce2" table:formula="of:=(1000000*[.D7])/[.C7]" office:value-type="float" office:value="5.70116211036797" calcext:value-type="float">
            <text:p>5,7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94070" calcext:value-type="float">
            <text:p>3294070</text:p>
          </table:table-cell>
          <table:table-cell table:style-name="ce1" office:value-type="float" office:value="8.96702481410272" calcext:value-type="float">
            <text:p>8,97</text:p>
          </table:table-cell>
          <table:table-cell table:style-name="ce2" table:formula="of:=(1000000*[.D8])/[.C8]" office:value-type="float" office:value="2.72217190712484" calcext:value-type="float">
            <text:p>2,7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2188059" calcext:value-type="float">
            <text:p>12188059</text:p>
          </table:table-cell>
          <table:table-cell table:style-name="ce1" office:value-type="float" office:value="8.24369750849694" calcext:value-type="float">
            <text:p>8,24</text:p>
          </table:table-cell>
          <table:table-cell table:formula="of:=(1000000*[.D9])/[.C9]" office:value-type="float" office:value="0.676374926351845" calcext:value-type="float">
            <text:p>0,68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7.54999208740587" calcext:value-type="float">
            <text:p>7,55</text:p>
          </table:table-cell>
          <table:table-cell table:style-name="ce2" table:formula="of:=(1000000*[.D10])/[.C10]" office:value-type="float" office:value="2.97959354647219" calcext:value-type="float">
            <text:p>2,98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year_Word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6.79704289728536" calcext:value-type="float">
            <text:p>6,8</text:p>
          </table:table-cell>
          <table:table-cell table:formula="of:=(1000000*[.D11])/[.C11]" office:value-type="float" office:value="2.06341786825579" calcext:value-type="float">
            <text:p>2,06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sc_year,rule</text:p>
          </table:table-cell>
          <table:table-cell office:value-type="float" office:value="12188059" calcext:value-type="float">
            <text:p>12188059</text:p>
          </table:table-cell>
          <table:table-cell office:value-type="float" office:value="6.79704289728536" calcext:value-type="float">
            <text:p>6,8</text:p>
          </table:table-cell>
          <table:table-cell table:formula="of:=(1000000*[.D12])/[.C12]" office:value-type="float" office:value="0.557680504933998" calcext:value-type="float">
            <text:p>0,56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day_dd_Word,rule</text:p>
          </table:table-cell>
          <table:table-cell office:value-type="float" office:value="78550900" calcext:value-type="float">
            <text:p>78550900</text:p>
          </table:table-cell>
          <table:table-cell office:value-type="float" office:value="6.79704289728536" calcext:value-type="float">
            <text:p>6,8</text:p>
          </table:table-cell>
          <table:table-cell table:formula="of:=(1000000*[.D13])/[.C13]" office:value-type="float" office:value="0.0865304267333075" calcext:value-type="float">
            <text:p>0,09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2639" calcext:value-type="float">
            <text:p>17762639</text:p>
          </table:table-cell>
          <table:table-cell office:value-type="float" office:value="6.42891585422201" calcext:value-type="float">
            <text:p>6,43</text:p>
          </table:table-cell>
          <table:table-cell table:formula="of:=(1000000*[.D14])/[.C14]" office:value-type="float" office:value="0.361934724576793" calcext:value-type="float">
            <text:p>0,36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3400" calcext:value-type="float">
            <text:p>15203400</text:p>
          </table:table-cell>
          <table:table-cell office:value-type="float" office:value="6.07371559167958" calcext:value-type="float">
            <text:p>6,07</text:p>
          </table:table-cell>
          <table:table-cell table:formula="of:=(1000000*[.D15])/[.C15]" office:value-type="float" office:value="0.399497190870436" calcext:value-type="float">
            <text:p>0,4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sc_dd,rule</text:p>
          </table:table-cell>
          <table:table-cell office:value-type="float" office:value="15203400" calcext:value-type="float">
            <text:p>15203400</text:p>
          </table:table-cell>
          <table:table-cell office:value-type="float" office:value="6.07371559167958" calcext:value-type="float">
            <text:p>6,07</text:p>
          </table:table-cell>
          <table:table-cell table:formula="of:=(1000000*[.D16])/[.C16]" office:value-type="float" office:value="0.399497190870436" calcext:value-type="float">
            <text:p>0,4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d_sc,rule</text:p>
          </table:table-cell>
          <table:table-cell office:value-type="float" office:value="177398339" calcext:value-type="float">
            <text:p>177398339</text:p>
          </table:table-cell>
          <table:table-cell office:value-type="float" office:value="6.03116692664394" calcext:value-type="float">
            <text:p>6,03</text:p>
          </table:table-cell>
          <table:table-cell table:formula="of:=(1000000*[.D17])/[.C17]" office:value-type="float" office:value="0.0339978770976201" calcext:value-type="float">
            <text:p>0,03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5.70558854861622" calcext:value-type="float">
            <text:p>5,71</text:p>
          </table:table-cell>
          <table:table-cell table:formula="of:=(1000000*[.D18])/[.C18]" office:value-type="float" office:value="0.22517023357734" calcext:value-type="float">
            <text:p>0,23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ddd_wor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5.35038828607379" calcext:value-type="float">
            <text:p>5,35</text:p>
          </table:table-cell>
          <table:table-cell table:formula="of:=(1000000*[.D19])/[.C19]" office:value-type="float" office:value="0.211152306171269" calcext:value-type="float">
            <text:p>0,21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_sc,rule</text:p>
          </table:table-cell>
          <table:table-cell office:value-type="float" office:value="17762639" calcext:value-type="float">
            <text:p>17762639</text:p>
          </table:table-cell>
          <table:table-cell office:value-type="float" office:value="5.30783962103815" calcext:value-type="float">
            <text:p>5,31</text:p>
          </table:table-cell>
          <table:table-cell table:formula="of:=(1000000*[.D20])/[.C20]" office:value-type="float" office:value="0.29882044109764" calcext:value-type="float">
            <text:p>0,3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mon_dd,rule</text:p>
          </table:table-cell>
          <table:table-cell office:value-type="float" office:value="32966039" calcext:value-type="float">
            <text:p>32966039</text:p>
          </table:table-cell>
          <table:table-cell office:value-type="float" office:value="5.30783962103815" calcext:value-type="float">
            <text:p>5,31</text:p>
          </table:table-cell>
          <table:table-cell table:formula="of:=(1000000*[.D21])/[.C21]" office:value-type="float" office:value="0.161009322989582" calcext:value-type="float">
            <text:p>0,16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d_sc,rule</text:p>
          </table:table-cell>
          <table:table-cell office:value-type="float" office:value="177398339" calcext:value-type="float">
            <text:p>177398339</text:p>
          </table:table-cell>
          <table:table-cell office:value-type="float" office:value="5.30783962103815" calcext:value-type="float">
            <text:p>5,31</text:p>
          </table:table-cell>
          <table:table-cell table:formula="of:=(1000000*[.D22])/[.C22]" office:value-type="float" office:value="0.0299204583930076" calcext:value-type="float">
            <text:p>0,03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dd,rule</text:p>
          </table:table-cell>
          <table:table-cell office:value-type="float" office:value="253390000" calcext:value-type="float">
            <text:p>253390000</text:p>
          </table:table-cell>
          <table:table-cell office:value-type="float" office:value="5.30783962103815" calcext:value-type="float">
            <text:p>5,31</text:p>
          </table:table-cell>
          <table:table-cell table:formula="of:=(1000000*[.D23])/[.C23]" office:value-type="float" office:value="0.0209473129209446" calcext:value-type="float">
            <text:p>0,0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day_word_sc,rule</text:p>
          </table:table-cell>
          <table:table-cell office:value-type="float" office:value="3927545" calcext:value-type="float">
            <text:p>3927545</text:p>
          </table:table-cell>
          <table:table-cell office:value-type="float" office:value="4.58451231543237" calcext:value-type="float">
            <text:p>4,58</text:p>
          </table:table-cell>
          <table:table-cell table:formula="of:=(1000000*[.D24])/[.C24]" office:value-type="float" office:value="1.1672717474739" calcext:value-type="float">
            <text:p>1,17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4.58451231543237" calcext:value-type="float">
            <text:p>4,58</text:p>
          </table:table-cell>
          <table:table-cell table:formula="of:=(1000000*[.D25])/[.C25]" office:value-type="float" office:value="0.347936770881643" calcext:value-type="float">
            <text:p>0,35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sc_Word_year,rule</text:p>
          </table:table-cell>
          <table:table-cell office:value-type="float" office:value="13176280" calcext:value-type="float">
            <text:p>13176280</text:p>
          </table:table-cell>
          <table:table-cell office:value-type="float" office:value="4.58451231543237" calcext:value-type="float">
            <text:p>4,58</text:p>
          </table:table-cell>
          <table:table-cell table:formula="of:=(1000000*[.D26])/[.C26]" office:value-type="float" office:value="0.347936770881643" calcext:value-type="float">
            <text:p>0,35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_2sc,rule</text:p>
          </table:table-cell>
          <table:table-cell office:value-type="float" office:value="17737300" calcext:value-type="float">
            <text:p>177373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7])/[.C27]" office:value-type="float" office:value="0.258467315512077" calcext:value-type="float">
            <text:p>0,26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_2sc,rule</text:p>
          </table:table-cell>
          <table:table-cell office:value-type="float" office:value="17737300" calcext:value-type="float">
            <text:p>177373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8])/[.C28]" office:value-type="float" office:value="0.258467315512077" calcext:value-type="float">
            <text:p>0,26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ay_mon_sc,rule</text:p>
          </table:table-cell>
          <table:table-cell office:value-type="float" office:value="63398178" calcext:value-type="float">
            <text:p>63398178</text:p>
          </table:table-cell>
          <table:table-cell office:value-type="float" office:value="4.58451231543237" calcext:value-type="float">
            <text:p>4,58</text:p>
          </table:table-cell>
          <table:table-cell table:formula="of:=(1000000*[.D29])/[.C29]" office:value-type="float" office:value="0.0723129979450256" calcext:value-type="float">
            <text:p>0,07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year_sc,rule</text:p>
          </table:table-cell>
          <table:table-cell office:value-type="float" office:value="108450920" calcext:value-type="float">
            <text:p>108450920</text:p>
          </table:table-cell>
          <table:table-cell office:value-type="float" office:value="4.58451231543237" calcext:value-type="float">
            <text:p>4,58</text:p>
          </table:table-cell>
          <table:table-cell table:formula="of:=(1000000*[.D30])/[.C30]" office:value-type="float" office:value="0.0422726917893584" calcext:value-type="float">
            <text:p>0,04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1-0_Word,rule</text:p>
          </table:table-cell>
          <table:table-cell office:value-type="float" office:value="253390" calcext:value-type="float">
            <text:p>25339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31])/[.C31]" office:value-type="float" office:value="17.4502668866905" calcext:value-type="float">
            <text:p>17,45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1702" calcext:value-type="float">
            <text:p>10591702</text:p>
          </table:table-cell>
          <table:table-cell office:value-type="float" office:value="4.42172312641851" calcext:value-type="float">
            <text:p>4,42</text:p>
          </table:table-cell>
          <table:table-cell table:formula="of:=(1000000*[.D32])/[.C32]" office:value-type="float" office:value="0.417470499681591" calcext:value-type="float">
            <text:p>0,4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dd,rule</text:p>
          </table:table-cell>
          <table:table-cell office:value-type="float" office:value="253390000" calcext:value-type="float">
            <text:p>253390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33])/[.C33]" office:value-type="float" office:value="0.0174502668866905" calcext:value-type="float">
            <text:p>0,02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94070" calcext:value-type="float">
            <text:p>3294070</text:p>
          </table:table-cell>
          <table:table-cell table:style-name="ce1" office:value-type="float" office:value="40.2092178552283" calcext:value-type="float">
            <text:p>40,21</text:p>
          </table:table-cell>
          <table:table-cell table:style-name="ce2" table:formula="of:=(1000000*[.D47])/[.C47]" office:value-type="float" office:value="12.2065462650242" calcext:value-type="float">
            <text:p>12,21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748391" calcext:value-type="float">
            <text:p>1748391</text:p>
          </table:table-cell>
          <table:table-cell table:style-name="ce1" office:value-type="float" office:value="19.6190020152687" calcext:value-type="float">
            <text:p>19,62</text:p>
          </table:table-cell>
          <table:table-cell table:style-name="ce2" table:formula="of:=(1000000*[.D48])/[.C48]" office:value-type="float" office:value="11.2211753636736" calcext:value-type="float">
            <text:p>11,2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533900" calcext:value-type="float">
            <text:p>2533900</text:p>
          </table:table-cell>
          <table:table-cell table:style-name="ce1" office:value-type="float" office:value="23.3173978360814" calcext:value-type="float">
            <text:p>23,32</text:p>
          </table:table-cell>
          <table:table-cell table:style-name="ce2" table:formula="of:=(1000000*[.D49])/[.C49]" office:value-type="float" office:value="9.20217760609393" calcext:value-type="float">
            <text:p>9,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748391" calcext:value-type="float">
            <text:p>1748391</text:p>
          </table:table-cell>
          <table:table-cell table:style-name="ce1" office:value-type="float" office:value="9.96786052330836" calcext:value-type="float">
            <text:p>9,97</text:p>
          </table:table-cell>
          <table:table-cell table:style-name="ce2" table:formula="of:=(1000000*[.D50])/[.C50]" office:value-type="float" office:value="5.70116211036797" calcext:value-type="float">
            <text:p>5,7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94070" calcext:value-type="float">
            <text:p>3294070</text:p>
          </table:table-cell>
          <table:table-cell table:style-name="ce1" office:value-type="float" office:value="8.96702481410272" calcext:value-type="float">
            <text:p>8,97</text:p>
          </table:table-cell>
          <table:table-cell table:style-name="ce2" table:formula="of:=(1000000*[.D51])/[.C51]" office:value-type="float" office:value="2.72217190712484" calcext:value-type="float">
            <text:p>2,7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10591702" calcext:value-type="float">
            <text:p>10591702</text:p>
          </table:table-cell>
          <table:table-cell table:style-name="ce1" office:value-type="float" office:value="15.6046165596617" calcext:value-type="float">
            <text:p>15,6</text:p>
          </table:table-cell>
          <table:table-cell table:formula="of:=(1000000*[.D52])/[.C52]" office:value-type="float" office:value="1.47328697122159" calcext:value-type="float">
            <text:p>1,47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2188059" calcext:value-type="float">
            <text:p>12188059</text:p>
          </table:table-cell>
          <table:table-cell table:style-name="ce1" office:value-type="float" office:value="8.24369750849694" calcext:value-type="float">
            <text:p>8,24</text:p>
          </table:table-cell>
          <table:table-cell table:formula="of:=(1000000*[.D53])/[.C53]" office:value-type="float" office:value="0.676374926351845" calcext:value-type="float">
            <text:p>0,68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5339000" calcext:value-type="float">
            <text:p>25339000</text:p>
          </table:table-cell>
          <table:table-cell table:style-name="ce1" office:value-type="float" office:value="12.3006316291396" calcext:value-type="float">
            <text:p>12,3</text:p>
          </table:table-cell>
          <table:table-cell table:formula="of:=(1000000*[.D54])/[.C54]" office:value-type="float" office:value="0.485442662659916" calcext:value-type="float">
            <text:p>0,49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1-0_Word,rule</text:p>
          </table:table-cell>
          <table:table-cell office:value-type="float" office:value="253390" calcext:value-type="float">
            <text:p>25339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55])/[.C55]" office:value-type="float" office:value="17.4502668866905" calcext:value-type="float">
            <text:p>17,45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7.54999208740587" calcext:value-type="float">
            <text:p>7,55</text:p>
          </table:table-cell>
          <table:table-cell table:style-name="ce2" table:formula="of:=(1000000*[.D56])/[.C56]" office:value-type="float" office:value="2.97959354647219" calcext:value-type="float">
            <text:p>2,9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55:Sheet1.E5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49:04.3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12S</meta:editing-duration>
    <meta:editing-cycles>4</meta:editing-cycles>
    <meta:generator>LibreOffice/5.2.0.4$Windows_x86 LibreOffice_project/066b007f5ebcc236395c7d282ba488bca6720265</meta:generator>
    <dc:date>2016-08-13T21:53:08.829000000</dc:date>
    <meta:document-statistic meta:table-count="3" meta:cell-count="22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13cm" svg:height="14.291cm" xlink:href=".." xlink:type="simple" chart:class="chart:scatter" chart:style-name="ch1">
        <chart:plot-area chart:style-name="ch2" table:cell-range-address="Sheet1.C2:Sheet1.D33" svg:x="0.494cm" svg:y="0.285cm" svg:width="23.725cm" svg:height="13.721cm">
          <chartooo:coordinate-region svg:x="1.115cm" svg:y="0.485cm" svg:width="22.269cm" svg:height="12.87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33" chart:class="chart:scatter">
            <chart:domain table:cell-range-address="Sheet1.C2:Sheet1.C33"/>
            <chart:mean-value chart:style-name="ch6"/>
            <chart:regression-curve chart:style-name="ch7"/>
            <chart:data-point chart:repeated="7"/>
            <chart:data-point chart:style-name="ch8"/>
            <chart:data-point chart:repeated="3"/>
            <chart:data-point chart:style-name="ch8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4070">
                <text:p>3294070</text:p>
                <draw:g>
                  <svg:desc>Sheet1.C2:Sheet1.C33</svg:desc>
                </draw:g>
              </table:table-cell>
              <table:table-cell office:value-type="float" office:value="40.2092178552283">
                <text:p>40.2092178552283</text:p>
                <draw:g>
                  <svg:desc>Sheet1.D2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3900">
                <text:p>2533900</text:p>
              </table:table-cell>
              <table:table-cell office:value-type="float" office:value="23.3173978360814">
                <text:p>23.3173978360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8391">
                <text:p>1748391</text:p>
              </table:table-cell>
              <table:table-cell office:value-type="float" office:value="19.6190020152687">
                <text:p>19.6190020152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91702">
                <text:p>10591702</text:p>
              </table:table-cell>
              <table:table-cell office:value-type="float" office:value="15.6046165596617">
                <text:p>15.6046165596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39000">
                <text:p>25339000</text:p>
              </table:table-cell>
              <table:table-cell office:value-type="float" office:value="12.3006316291396">
                <text:p>12.3006316291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8391">
                <text:p>1748391</text:p>
              </table:table-cell>
              <table:table-cell office:value-type="float" office:value="9.96786052330836">
                <text:p>9.96786052330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4070">
                <text:p>3294070</text:p>
              </table:table-cell>
              <table:table-cell office:value-type="float" office:value="8.96702481410272">
                <text:p>8.96702481410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88059">
                <text:p>12188059</text:p>
              </table:table-cell>
              <table:table-cell office:value-type="float" office:value="8.24369750849694">
                <text:p>8.24369750849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3900">
                <text:p>2533900</text:p>
              </table:table-cell>
              <table:table-cell office:value-type="float" office:value="7.54999208740587">
                <text:p>7.54999208740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4070">
                <text:p>3294070</text:p>
              </table:table-cell>
              <table:table-cell office:value-type="float" office:value="6.79704289728536">
                <text:p>6.79704289728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88059">
                <text:p>12188059</text:p>
              </table:table-cell>
              <table:table-cell office:value-type="float" office:value="6.79704289728536">
                <text:p>6.79704289728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550900">
                <text:p>78550900</text:p>
              </table:table-cell>
              <table:table-cell office:value-type="float" office:value="6.79704289728536">
                <text:p>6.79704289728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62639">
                <text:p>17762639</text:p>
              </table:table-cell>
              <table:table-cell office:value-type="float" office:value="6.42891585422201">
                <text:p>6.4289158542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03400">
                <text:p>15203400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03400">
                <text:p>15203400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398339">
                <text:p>177398339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339000">
                <text:p>25339000</text:p>
              </table:table-cell>
              <table:table-cell office:value-type="float" office:value="5.70558854861622">
                <text:p>5.70558854861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339000">
                <text:p>253390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762639">
                <text:p>17762639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66039">
                <text:p>32966039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398339">
                <text:p>177398339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390000">
                <text:p>2533900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27545">
                <text:p>392754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76280">
                <text:p>1317628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76280">
                <text:p>1317628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737300">
                <text:p>177373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37300">
                <text:p>177373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398178">
                <text:p>63398178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450920">
                <text:p>10845092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3390">
                <text:p>25339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91702">
                <text:p>10591702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390000">
                <text:p>25339000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73cm" svg:height="15.327cm" xlink:href=".." xlink:type="simple" chart:class="chart:scatter" chart:style-name="ch1">
        <chart:plot-area chart:style-name="ch2" table:cell-range-address="Sheet1.C2:Sheet1.C33 Sheet1.E2:Sheet1.E33" svg:x="0.481cm" svg:y="0.306cm" svg:width="23.111cm" svg:height="14.715cm">
          <chartooo:coordinate-region svg:x="0.917cm" svg:y="0.505cm" svg:width="21.655cm" svg:height="13.86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33" chart:class="chart:scatter">
            <chart:domain table:cell-range-address="Sheet1.C2:Sheet1.C33"/>
            <chart:mean-value chart:style-name="ch6"/>
            <chart:regression-curve chart:style-name="ch7"/>
            <chart:data-point chart:repeated="6"/>
            <chart:data-point chart:style-name="ch8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4070">
                <text:p>3294070</text:p>
                <draw:g>
                  <svg:desc>Sheet1.C2:Sheet1.C33</svg:desc>
                </draw:g>
              </table:table-cell>
              <table:table-cell office:value-type="float" office:value="12.2065462650242">
                <text:p>12.2065462650242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3900">
                <text:p>2533900</text:p>
              </table:table-cell>
              <table:table-cell office:value-type="float" office:value="9.20217760609393">
                <text:p>9.20217760609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8391">
                <text:p>1748391</text:p>
              </table:table-cell>
              <table:table-cell office:value-type="float" office:value="11.2211753636736">
                <text:p>11.2211753636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91702">
                <text:p>10591702</text:p>
              </table:table-cell>
              <table:table-cell office:value-type="float" office:value="1.47328697122159">
                <text:p>1.47328697122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39000">
                <text:p>25339000</text:p>
              </table:table-cell>
              <table:table-cell office:value-type="float" office:value="0.485442662659916">
                <text:p>0.485442662659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8391">
                <text:p>1748391</text:p>
              </table:table-cell>
              <table:table-cell office:value-type="float" office:value="5.70116211036797">
                <text:p>5.70116211036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4070">
                <text:p>3294070</text:p>
              </table:table-cell>
              <table:table-cell office:value-type="float" office:value="2.72217190712484">
                <text:p>2.72217190712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88059">
                <text:p>12188059</text:p>
              </table:table-cell>
              <table:table-cell office:value-type="float" office:value="0.676374926351845">
                <text:p>0.676374926351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3900">
                <text:p>2533900</text:p>
              </table:table-cell>
              <table:table-cell office:value-type="float" office:value="2.97959354647219">
                <text:p>2.97959354647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4070">
                <text:p>3294070</text:p>
              </table:table-cell>
              <table:table-cell office:value-type="float" office:value="2.06341786825579">
                <text:p>2.06341786825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88059">
                <text:p>12188059</text:p>
              </table:table-cell>
              <table:table-cell office:value-type="float" office:value="0.557680504933998">
                <text:p>0.557680504933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550900">
                <text:p>78550900</text:p>
              </table:table-cell>
              <table:table-cell office:value-type="float" office:value="0.0865304267333075">
                <text:p>0.0865304267333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62639">
                <text:p>17762639</text:p>
              </table:table-cell>
              <table:table-cell office:value-type="float" office:value="0.361934724576793">
                <text:p>0.361934724576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03400">
                <text:p>15203400</text:p>
              </table:table-cell>
              <table:table-cell office:value-type="float" office:value="0.399497190870436">
                <text:p>0.399497190870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03400">
                <text:p>15203400</text:p>
              </table:table-cell>
              <table:table-cell office:value-type="float" office:value="0.399497190870436">
                <text:p>0.399497190870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398339">
                <text:p>177398339</text:p>
              </table:table-cell>
              <table:table-cell office:value-type="float" office:value="0.0339978770976201">
                <text:p>0.0339978770976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339000">
                <text:p>25339000</text:p>
              </table:table-cell>
              <table:table-cell office:value-type="float" office:value="0.22517023357734">
                <text:p>0.22517023357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339000">
                <text:p>25339000</text:p>
              </table:table-cell>
              <table:table-cell office:value-type="float" office:value="0.211152306171269">
                <text:p>0.211152306171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762639">
                <text:p>17762639</text:p>
              </table:table-cell>
              <table:table-cell office:value-type="float" office:value="0.29882044109764">
                <text:p>0.29882044109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66039">
                <text:p>32966039</text:p>
              </table:table-cell>
              <table:table-cell office:value-type="float" office:value="0.161009322989582">
                <text:p>0.161009322989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398339">
                <text:p>177398339</text:p>
              </table:table-cell>
              <table:table-cell office:value-type="float" office:value="0.0299204583930076">
                <text:p>0.0299204583930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390000">
                <text:p>253390000</text:p>
              </table:table-cell>
              <table:table-cell office:value-type="float" office:value="0.0209473129209446">
                <text:p>0.0209473129209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27545">
                <text:p>3927545</text:p>
              </table:table-cell>
              <table:table-cell office:value-type="float" office:value="1.1672717474739">
                <text:p>1.1672717474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76280">
                <text:p>13176280</text:p>
              </table:table-cell>
              <table:table-cell office:value-type="float" office:value="0.347936770881643">
                <text:p>0.347936770881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76280">
                <text:p>13176280</text:p>
              </table:table-cell>
              <table:table-cell office:value-type="float" office:value="0.347936770881643">
                <text:p>0.3479367708816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737300">
                <text:p>17737300</text:p>
              </table:table-cell>
              <table:table-cell office:value-type="float" office:value="0.258467315512077">
                <text:p>0.25846731551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37300">
                <text:p>17737300</text:p>
              </table:table-cell>
              <table:table-cell office:value-type="float" office:value="0.258467315512077">
                <text:p>0.258467315512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398178">
                <text:p>63398178</text:p>
              </table:table-cell>
              <table:table-cell office:value-type="float" office:value="0.0723129979450256">
                <text:p>0.0723129979450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450920">
                <text:p>108450920</text:p>
              </table:table-cell>
              <table:table-cell office:value-type="float" office:value="0.0422726917893584">
                <text:p>0.0422726917893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3390">
                <text:p>253390</text:p>
              </table:table-cell>
              <table:table-cell office:value-type="float" office:value="17.4502668866905">
                <text:p>17.4502668866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91702">
                <text:p>10591702</text:p>
              </table:table-cell>
              <table:table-cell office:value-type="float" office:value="0.417470499681591">
                <text:p>0.417470499681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390000">
                <text:p>253390000</text:p>
              </table:table-cell>
              <table:table-cell office:value-type="float" office:value="0.0174502668866905">
                <text:p>0.01745026688669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